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]*[.D9]+[.D4]*[.D7]*[.D9]+[.D5]*[.D8]*[.D9]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2</text:p>
          </table:table-cell>
          <table:table-cell office:value-type="float" office:value="-1.5" calcext:value-type="float">
            <text:p>-1,5</text:p>
          </table:table-cell>
          <table:table-cell/>
          <table:table-cell office:value-type="string" calcext:value-type="string">
            <text:p>p h=1 sach 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-0.5" calcext:value-type="float">
            <text:p>-0,5</text:p>
          </table:table-cell>
          <table:table-cell/>
          <table:table-cell table:formula="of:=1/(1+EXP(-[.F4]))" office:value-type="float" office:value="0.119202922022118" calcext:value-type="float">
            <text:p>0,119202922022118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style-name="ce1" office:value-type="float" office:value="1.0986123" calcext:value-type="float">
            <text:p>1,0986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0</text:p>
          </table:table-cell>
          <table:table-cell table:formula="of:=[.D15]*[.F15]" office:value-type="float" office:value="1.0986123" calcext:value-type="float">
            <text:p>1,0986123</text:p>
          </table:table-cell>
          <table:table-cell office:value-type="string" calcext:value-type="string">
            <text:p>w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formula="of:=1/(1+EXP(-[.D16]))" office:value-type="float" office:value="0.750000002124729" calcext:value-type="float">
            <text:p>0,7500000021247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formula="of:=[.D17]*[.F16]" office:value-type="float" office:value="3.00000000849892" calcext:value-type="float">
            <text:p>3,00000000849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ror</text:p>
          </table:table-cell>
          <table:table-cell table:formula="of:=0.5*([.D19]-[.D18])^2" office:value-type="float" office:value="1.99999998300217" calcext:value-type="float">
            <text:p>1,999999983002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/dw1</text:p>
          </table:table-cell>
          <table:table-cell table:formula="of:=([.D18]-[.D19])*[.F16]*[.D17]*(1-[.D17])" office:value-type="float" office:value="-1.49999998512689" calcext:value-type="float">
            <text:p>-1,499999985126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6:52:51.296963191</meta:creation-date>
    <dc:date>2017-01-30T17:13:07.718561648</dc:date>
    <meta:editing-duration>PT10M6S</meta:editing-duration>
    <meta:editing-cycles>1</meta:editing-cycles>
    <meta:document-statistic meta:table-count="1" meta:cell-count="35" meta:object-count="0"/>
    <meta:generator>LibreOffice/5.2.4.2.1$Linux_X86_64 LibreOffice_project/20m0$Build-2</meta:generator>
  </office:meta>
</office:document-meta>
</file>